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8.34pt"/>
    </style:style>
    <style:style style:name="co3" style:family="table-column">
      <style:table-column-properties fo:break-before="auto" style:column-width="66.7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inear_rmse</text:p>
          </table:table-cell>
          <table:table-cell office:value-type="string" calcext:value-type="string">
            <text:p>linear_r2</text:p>
          </table:table-cell>
          <table:table-cell office:value-type="string" calcext:value-type="string">
            <text:p>svm_linear_rmse</text:p>
          </table:table-cell>
          <table:table-cell office:value-type="string" calcext:value-type="string">
            <text:p>svm_linear_r2</text:p>
          </table:table-cell>
          <table:table-cell office:value-type="string" calcext:value-type="string">
            <text:p>svm_polynomial_rmse</text:p>
          </table:table-cell>
          <table:table-cell office:value-type="string" calcext:value-type="string">
            <text:p>svm_polynomial_r2</text:p>
          </table:table-cell>
          <table:table-cell office:value-type="string" calcext:value-type="string">
            <text:p>lstm_rmse</text:p>
          </table:table-cell>
          <table:table-cell office:value-type="string" calcext:value-type="string">
            <text:p>lstm_r2</text:p>
          </table:table-cell>
        </table:table-row>
        <table:table-row table:style-name="ro1">
          <table:table-cell/>
          <table:table-cell office:value-type="float" office:value="2.192528" calcext:value-type="float">
            <text:p>2.192528</text:p>
          </table:table-cell>
          <table:table-cell office:value-type="float" office:value="0.998134" calcext:value-type="float">
            <text:p>0.998134</text:p>
          </table:table-cell>
          <table:table-cell office:value-type="float" office:value="2.004182" calcext:value-type="float">
            <text:p>2.004182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.839159" calcext:value-type="float">
            <text:p>0.839159</text:p>
          </table:table-cell>
          <table:table-cell office:value-type="float" office:value="0.999727" calcext:value-type="float">
            <text:p>0.999727</text:p>
          </table:table-cell>
          <table:table-cell office:value-type="float" office:value="6.9289" calcext:value-type="float">
            <text:p>6.9289</text:p>
          </table:table-cell>
          <table:table-cell office:value-type="float" office:value="0.981359" calcext:value-type="float">
            <text:p>0.981359</text:p>
          </table:table-cell>
        </table:table-row>
        <table:table-row table:style-name="ro1">
          <table:table-cell/>
          <table:table-cell office:value-type="float" office:value="7.805897" calcext:value-type="float">
            <text:p>7.805897</text:p>
          </table:table-cell>
          <table:table-cell office:value-type="float" office:value="0.999726" calcext:value-type="float">
            <text:p>0.999726</text:p>
          </table:table-cell>
          <table:table-cell office:value-type="float" office:value="5.369823" calcext:value-type="float">
            <text:p>5.369823</text:p>
          </table:table-cell>
          <table:table-cell office:value-type="float" office:value="0.999871" calcext:value-type="float">
            <text:p>0.999871</text:p>
          </table:table-cell>
          <table:table-cell office:value-type="float" office:value="6.121477" calcext:value-type="float">
            <text:p>6.121477</text:p>
          </table:table-cell>
          <table:table-cell office:value-type="float" office:value="0.999832" calcext:value-type="float">
            <text:p>0.999832</text:p>
          </table:table-cell>
          <table:table-cell office:value-type="float" office:value="25.304551" calcext:value-type="float">
            <text:p>25.304551</text:p>
          </table:table-cell>
          <table:table-cell office:value-type="float" office:value="0.997126" calcext:value-type="float">
            <text:p>0.997126</text:p>
          </table:table-cell>
        </table:table-row>
        <table:table-row table:style-name="ro1">
          <table:table-cell/>
          <table:table-cell office:value-type="float" office:value="2.037792" calcext:value-type="float">
            <text:p>2.037792</text:p>
          </table:table-cell>
          <table:table-cell office:value-type="float" office:value="0.999393" calcext:value-type="float">
            <text:p>0.999393</text:p>
          </table:table-cell>
          <table:table-cell office:value-type="float" office:value="1.878048" calcext:value-type="float">
            <text:p>1.878048</text:p>
          </table:table-cell>
          <table:table-cell office:value-type="float" office:value="0.999484" calcext:value-type="float">
            <text:p>0.999484</text:p>
          </table:table-cell>
          <table:table-cell office:value-type="float" office:value="1.024915" calcext:value-type="float">
            <text:p>1.024915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4.122919" calcext:value-type="float">
            <text:p>4.122919</text:p>
          </table:table-cell>
          <table:table-cell office:value-type="float" office:value="0.997514" calcext:value-type="float">
            <text:p>0.997514</text:p>
          </table:table-cell>
        </table:table-row>
        <table:table-row table:style-name="ro1">
          <table:table-cell/>
          <table:table-cell office:value-type="float" office:value="0.373997" calcext:value-type="float">
            <text:p>0.373997</text:p>
          </table:table-cell>
          <table:table-cell office:value-type="float" office:value="0.998415" calcext:value-type="float">
            <text:p>0.998415</text:p>
          </table:table-cell>
          <table:table-cell office:value-type="float" office:value="0.318431" calcext:value-type="float">
            <text:p>0.318431</text:p>
          </table:table-cell>
          <table:table-cell office:value-type="float" office:value="0.998851" calcext:value-type="float">
            <text:p>0.998851</text:p>
          </table:table-cell>
          <table:table-cell office:value-type="float" office:value="0.180695" calcext:value-type="float">
            <text:p>0.180695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946034" calcext:value-type="float">
            <text:p>0.946034</text:p>
          </table:table-cell>
          <table:table-cell office:value-type="float" office:value="0.989856" calcext:value-type="float">
            <text:p>0.989856</text:p>
          </table:table-cell>
        </table:table-row>
        <table:table-row table:style-name="ro1">
          <table:table-cell/>
          <table:table-cell office:value-type="float" office:value="0.922202" calcext:value-type="float">
            <text:p>0.922202</text:p>
          </table:table-cell>
          <table:table-cell office:value-type="float" office:value="0.999698" calcext:value-type="float">
            <text:p>0.999698</text:p>
          </table:table-cell>
          <table:table-cell office:value-type="float" office:value="0.537153" calcext:value-type="float">
            <text:p>0.537153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381595" calcext:value-type="float">
            <text:p>0.381595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1.961162" calcext:value-type="float">
            <text:p>1.961162</text:p>
          </table:table-cell>
          <table:table-cell office:value-type="float" office:value="0.998634" calcext:value-type="float">
            <text:p>0.998634</text:p>
          </table:table-cell>
        </table:table-row>
        <table:table-row table:style-name="ro1">
          <table:table-cell/>
          <table:table-cell office:value-type="float" office:value="0.501376" calcext:value-type="float">
            <text:p>0.501376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354377" calcext:value-type="float">
            <text:p>0.354377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268849" calcext:value-type="float">
            <text:p>0.268849</text:p>
          </table:table-cell>
          <table:table-cell office:value-type="float" office:value="0.999891" calcext:value-type="float">
            <text:p>0.999891</text:p>
          </table:table-cell>
          <table:table-cell office:value-type="float" office:value="1.408609" calcext:value-type="float">
            <text:p>1.408609</text:p>
          </table:table-cell>
          <table:table-cell office:value-type="float" office:value="0.997009" calcext:value-type="float">
            <text:p>0.997009</text:p>
          </table:table-cell>
        </table:table-row>
        <table:table-row table:style-name="ro1">
          <table:table-cell/>
          <table:table-cell office:value-type="float" office:value="1.319128" calcext:value-type="float">
            <text:p>1.319128</text:p>
          </table:table-cell>
          <table:table-cell office:value-type="float" office:value="0.999684" calcext:value-type="float">
            <text:p>0.999684</text:p>
          </table:table-cell>
          <table:table-cell office:value-type="float" office:value="0.274242" calcext:value-type="float">
            <text:p>0.274242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400191" calcext:value-type="float">
            <text:p>0.40019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3.076882" calcext:value-type="float">
            <text:p>3.076882</text:p>
          </table:table-cell>
          <table:table-cell office:value-type="float" office:value="0.998283" calcext:value-type="float">
            <text:p>0.998283</text:p>
          </table:table-cell>
        </table:table-row>
        <table:table-row table:style-name="ro1">
          <table:table-cell/>
          <table:table-cell office:value-type="float" office:value="0.70635" calcext:value-type="float">
            <text:p>0.70635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659137" calcext:value-type="float">
            <text:p>0.659137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0.438073" calcext:value-type="float">
            <text:p>0.438073</text:p>
          </table:table-cell>
          <table:table-cell office:value-type="float" office:value="0.999308" calcext:value-type="float">
            <text:p>0.999308</text:p>
          </table:table-cell>
          <table:table-cell office:value-type="float" office:value="6.199673" calcext:value-type="float">
            <text:p>6.199673</text:p>
          </table:table-cell>
          <table:table-cell office:value-type="float" office:value="0.861317" calcext:value-type="float">
            <text:p>0.861317</text:p>
          </table:table-cell>
        </table:table-row>
        <table:table-row table:style-name="ro1">
          <table:table-cell/>
          <table:table-cell office:value-type="float" office:value="0.261775" calcext:value-type="float">
            <text:p>0.261775</text:p>
          </table:table-cell>
          <table:table-cell office:value-type="float" office:value="0.999008" calcext:value-type="float">
            <text:p>0.999008</text:p>
          </table:table-cell>
          <table:table-cell office:value-type="float" office:value="0.242498" calcext:value-type="float">
            <text:p>0.242498</text:p>
          </table:table-cell>
          <table:table-cell office:value-type="float" office:value="0.999149" calcext:value-type="float">
            <text:p>0.999149</text:p>
          </table:table-cell>
          <table:table-cell office:value-type="float" office:value="0.174377" calcext:value-type="float">
            <text:p>0.174377</text:p>
          </table:table-cell>
          <table:table-cell office:value-type="float" office:value="0.99956" calcext:value-type="float">
            <text:p>0.99956</text:p>
          </table:table-cell>
          <table:table-cell office:value-type="float" office:value="2.330596" calcext:value-type="float">
            <text:p>2.330596</text:p>
          </table:table-cell>
          <table:table-cell office:value-type="float" office:value="0.921378" calcext:value-type="float">
            <text:p>0.921378</text:p>
          </table:table-cell>
        </table:table-row>
        <table:table-row table:style-name="ro1">
          <table:table-cell/>
          <table:table-cell office:value-type="float" office:value="0.781117" calcext:value-type="float">
            <text:p>0.781117</text:p>
          </table:table-cell>
          <table:table-cell office:value-type="float" office:value="0.992585" calcext:value-type="float">
            <text:p>0.992585</text:p>
          </table:table-cell>
          <table:table-cell office:value-type="float" office:value="0.72915" calcext:value-type="float">
            <text:p>0.72915</text:p>
          </table:table-cell>
          <table:table-cell office:value-type="float" office:value="0.993539" calcext:value-type="float">
            <text:p>0.993539</text:p>
          </table:table-cell>
          <table:table-cell office:value-type="float" office:value="0.483466" calcext:value-type="float">
            <text:p>0.483466</text:p>
          </table:table-cell>
          <table:table-cell office:value-type="float" office:value="0.997159" calcext:value-type="float">
            <text:p>0.997159</text:p>
          </table:table-cell>
          <table:table-cell office:value-type="float" office:value="4.308404" calcext:value-type="float">
            <text:p>4.308404</text:p>
          </table:table-cell>
          <table:table-cell office:value-type="float" office:value="0.774404" calcext:value-type="float">
            <text:p>0.774404</text:p>
          </table:table-cell>
        </table:table-row>
        <table:table-row table:style-name="ro1">
          <table:table-cell/>
          <table:table-cell office:value-type="float" office:value="0.757133" calcext:value-type="float">
            <text:p>0.757133</text:p>
          </table:table-cell>
          <table:table-cell office:value-type="float" office:value="0.999201" calcext:value-type="float">
            <text:p>0.999201</text:p>
          </table:table-cell>
          <table:table-cell office:value-type="float" office:value="0.565553" calcext:value-type="float">
            <text:p>0.565553</text:p>
          </table:table-cell>
          <table:table-cell office:value-type="float" office:value="0.999554" calcext:value-type="float">
            <text:p>0.999554</text:p>
          </table:table-cell>
          <table:table-cell office:value-type="float" office:value="0.402025" calcext:value-type="float">
            <text:p>0.402025</text:p>
          </table:table-cell>
          <table:table-cell office:value-type="float" office:value="0.999775" calcext:value-type="float">
            <text:p>0.999775</text:p>
          </table:table-cell>
          <table:table-cell office:value-type="float" office:value="1.444661" calcext:value-type="float">
            <text:p>1.444661</text:p>
          </table:table-cell>
          <table:table-cell office:value-type="float" office:value="0.997091" calcext:value-type="float">
            <text:p>0.997091</text:p>
          </table:table-cell>
        </table:table-row>
        <table:table-row table:style-name="ro1">
          <table:table-cell/>
          <table:table-cell office:value-type="float" office:value="0.594605" calcext:value-type="float">
            <text:p>0.594605</text:p>
          </table:table-cell>
          <table:table-cell office:value-type="float" office:value="0.99975" calcext:value-type="float">
            <text:p>0.99975</text:p>
          </table:table-cell>
          <table:table-cell office:value-type="float" office:value="0.413177" calcext:value-type="float">
            <text:p>0.413177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258257" calcext:value-type="float">
            <text:p>0.258257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.486428" calcext:value-type="float">
            <text:p>1.486428</text:p>
          </table:table-cell>
          <table:table-cell office:value-type="float" office:value="0.99844" calcext:value-type="float">
            <text:p>0.99844</text:p>
          </table:table-cell>
        </table:table-row>
        <table:table-row table:style-name="ro1">
          <table:table-cell/>
          <table:table-cell office:value-type="float" office:value="0.846397" calcext:value-type="float">
            <text:p>0.846397</text:p>
          </table:table-cell>
          <table:table-cell office:value-type="float" office:value="0.996935" calcext:value-type="float">
            <text:p>0.996935</text:p>
          </table:table-cell>
          <table:table-cell office:value-type="float" office:value="0.77153" calcext:value-type="float">
            <text:p>0.77153</text:p>
          </table:table-cell>
          <table:table-cell office:value-type="float" office:value="0.997453" calcext:value-type="float">
            <text:p>0.997453</text:p>
          </table:table-cell>
          <table:table-cell office:value-type="float" office:value="0.383184" calcext:value-type="float">
            <text:p>0.383184</text:p>
          </table:table-cell>
          <table:table-cell office:value-type="float" office:value="0.999372" calcext:value-type="float">
            <text:p>0.999372</text:p>
          </table:table-cell>
          <table:table-cell office:value-type="float" office:value="2.377591" calcext:value-type="float">
            <text:p>2.377591</text:p>
          </table:table-cell>
          <table:table-cell office:value-type="float" office:value="0.975812" calcext:value-type="float">
            <text:p>0.975812</text:p>
          </table:table-cell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6"/>
          <table:table-cell table:formula="of:=AVERAGE([.G2:.G14])" office:value-type="float" office:value="0.999536307692308" calcext:value-type="float">
            <text:p>0.99953630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 style:data-style-name="N2" text:time-value="13:49:54.457937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4:16:19.754777776</meta:creation-date>
    <dc:date>2019-04-22T17:46:54.336346665</dc:date>
    <meta:editing-duration>PT7H16M4S</meta:editing-duration>
    <meta:editing-cycles>3</meta:editing-cycles>
    <meta:generator>LibreOffice/5.1.6.2$Linux_X86_64 LibreOffice_project/10m0$Build-2</meta:generator>
    <meta:print-date>2019-04-20T17:27:49.516981737</meta:print-date>
    <meta:document-statistic meta:table-count="1" meta:cell-count="113" meta:object-count="0"/>
  </office:meta>
</office:document-meta>
</file>